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kipediaTokenizerImpl.getNextToken( )</text:p>
          </table:table-cell>
          <table:table-cell office:value-type="float" office:value="104">
            <text:p text:style-name="Table_20_Contents">104</text:p>
          </table:table-cell>
          <table:table-cell office:value-type="float" office:value="29">
            <text:p text:style-name="Table_20_Contents">29</text:p>
          </table:table-cell>
          <table:table-cell office:value-type="float" office:value="245">
            <text:p text:style-name="Table_20_Contents">245</text:p>
          </table:table-cell>
        </table:table-row>
        <table:table-row>
          <table:table-cell office:value-type="string">
            <text:p text:style-name="Table_20_Contents">WikipediaTokenizerImpl.yy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kipediaTokenizerImpl.zzUnpack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ikipediaTokenizerImpl.yy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kipediaTokenizerImpl.zzUnpackCMap( String pack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ikipediaTokenizerImpl.getNumWikiTokensSe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kipediaTokenizerImpl.yyreset( java . io .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ikipediaTokenizerImpl.zzUnpackAction( String packed , int offset , int [ ] res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ikipediaTokenizerImpl.setText( String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ikipediaTokenizerImpl.zzRefil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WikipediaTokenizerImpl.zzUnpackRowMap( String packed , int offset , int [ ] 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ikipediaTokenizerImpl.WikipediaTokenizerImpl( java . io .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kipediaTokenizerImpl.WikipediaTokenizerImpl( java . io .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kipediaTokenizerImpl.zzScanError( int error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ikipediaTokenizerImpl.zzUnpackRow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ikipediaTokenizerImpl.yybegin( int new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kipediaTokenizerImpl.yy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ikipediaTokenizerImpl.yy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kipediaTokenizerImpl.yy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kipediaTokenizerImpl.zzUnpack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ikipediaTokenizerImpl.getPosition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kipediaTokenizerImpl.yycharat( int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kipediaTokenizerImpl.zzUnpackTrans( String packed , int offset , int [ ] res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ikipediaTokenizerImpl.getText( Token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kipediaTokenizerImpl.zzUnpackTr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ikipediaTokenizerImpl.zzUnpackAttribute( String packed , int offset , int [ ] res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ikipediaTokenizerImpl.yypushback( int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